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rial" style:font-name-complex="Arial"/>
    </style:style>
    <style:style style:name="TableColumn3" style:family="table-column">
      <style:table-column-properties style:column-width="2.2395in" style:use-optimal-column-width="false"/>
    </style:style>
    <style:style style:name="TableColumn4" style:family="table-column">
      <style:table-column-properties style:column-width="4.0625in" style:use-optimal-column-width="false"/>
    </style:style>
    <style:style style:name="TableColumn5" style:family="table-column">
      <style:table-column-properties style:column-width="3.6381in" style:use-optimal-column-width="false"/>
    </style:style>
    <style:style style:name="TableColumn6" style:family="table-column">
      <style:table-column-properties style:column-width="0.6534in" style:use-optimal-column-width="false"/>
    </style:style>
    <style:style style:name="Table2" style:family="table">
      <style:table-properties style:width="10.5937in" fo:margin-left="0in" table:align="left"/>
    </style:style>
    <style:style style:name="TableRow7" style:family="table-row">
      <style:table-row-properties style:min-row-height="0.510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 style:font-name-complex="Arial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Arial" style:font-name-complex="Arial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Arial" style:font-name-complex="Arial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 style:font-name-complex="Arial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Arial" style:font-name-complex="Arial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Arial" style:font-name-complex="Arial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 style:font-name-complex="Arial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 style:font-name-complex="Arial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style:font-name-complex="Arial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 style:font-name-complex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style:font-name-complex="Arial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style:font-name-complex="Arial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style:font-name-complex="Arial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Arial" style:font-name-complex="Arial" fo:color="#2A00FF" fo:background-color="#E8F2FE"/>
    </style:style>
    <style:style style:name="T39" style:parent-style-name="DefaultParagraphFont" style:family="text">
      <style:text-properties style:font-name="Arial" style:font-name-complex="Arial" fo:color="#000000" fo:background-color="#E8F2FE"/>
    </style:style>
    <style:style style:name="T40" style:parent-style-name="DefaultParagraphFont" style:family="text">
      <style:text-properties style:font-name="Arial" style:font-name-complex="Arial" fo:color="#2A00FF" fo:background-color="#E8F2FE"/>
    </style:style>
    <style:style style:name="T41" style:parent-style-name="DefaultParagraphFont" style:family="text">
      <style:text-properties style:font-name="Arial" style:font-name-complex="Arial" fo:color="#000000" fo:background-color="#E8F2FE"/>
    </style:style>
    <style:style style:name="T42" style:parent-style-name="DefaultParagraphFont" style:family="text">
      <style:text-properties style:font-name="Arial" style:font-name-complex="Arial" fo:color="#2A00FF" fo:background-color="#E8F2F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 fo:color="#2A00FF" fo:background-color="#E8F2FE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style:font-name-complex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Arial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Arial" style:font-name-complex="Arial" fo:color="#2A00FF" fo:background-color="#E8F2FE"/>
    </style:style>
    <style:style style:name="T53" style:parent-style-name="DefaultParagraphFont" style:family="text">
      <style:text-properties style:font-name="Arial" style:font-name-complex="Arial" fo:color="#000000" fo:background-color="#E8F2FE"/>
    </style:style>
    <style:style style:name="T54" style:parent-style-name="DefaultParagraphFont" style:family="text">
      <style:text-properties style:font-name="Arial" style:font-name-complex="Arial" fo:color="#2A00FF" fo:background-color="#E8F2FE"/>
    </style:style>
    <style:style style:name="T55" style:parent-style-name="DefaultParagraphFont" style:family="text">
      <style:text-properties style:font-name="Arial" style:font-name-complex="Arial" fo:color="#000000" fo:background-color="#E8F2FE"/>
    </style:style>
    <style:style style:name="T56" style:parent-style-name="DefaultParagraphFont" style:family="text">
      <style:text-properties style:font-name="Arial" style:font-name-complex="Arial" fo:color="#2A00FF" fo:background-color="#E8F2F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 fo:color="#2A00FF" fo:background-color="#E8F2F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 style:font-name-complex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style:font-name-complex="Aria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Arial" style:font-name-complex="Arial" fo:color="#2A00FF" fo:background-color="#E8F2FE"/>
    </style:style>
    <style:style style:name="T67" style:parent-style-name="DefaultParagraphFont" style:family="text">
      <style:text-properties style:font-name="Arial" style:font-name-complex="Arial" fo:color="#000000" fo:background-color="#E8F2FE"/>
    </style:style>
    <style:style style:name="T68" style:parent-style-name="DefaultParagraphFont" style:family="text">
      <style:text-properties style:font-name="Arial" style:font-name-complex="Arial" fo:color="#2A00FF" fo:background-color="#E8F2FE"/>
    </style:style>
    <style:style style:name="T69" style:parent-style-name="DefaultParagraphFont" style:family="text">
      <style:text-properties style:font-name="Arial" style:font-name-complex="Arial" fo:color="#000000" fo:background-color="#E8F2FE"/>
    </style:style>
    <style:style style:name="T70" style:parent-style-name="DefaultParagraphFont" style:family="text">
      <style:text-properties style:font-name="Arial" style:font-name-complex="Arial" fo:color="#2A00FF" fo:background-color="#E8F2F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style:font-name-complex="Arial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Arial" style:font-name-complex="Arial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style:font-name-complex="Arial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Arial" style:font-name-complex="Arial" fo:color="#2A00FF" fo:background-color="#E8F2FE"/>
    </style:style>
    <style:style style:name="T80" style:parent-style-name="DefaultParagraphFont" style:family="text">
      <style:text-properties style:font-name="Arial" style:font-name-complex="Arial" fo:color="#000000" fo:background-color="#E8F2FE"/>
    </style:style>
    <style:style style:name="T81" style:parent-style-name="DefaultParagraphFont" style:family="text">
      <style:text-properties style:font-name="Arial" style:font-name-complex="Arial" fo:color="#2A00FF" fo:background-color="#E8F2FE"/>
    </style:style>
    <style:style style:name="T82" style:parent-style-name="DefaultParagraphFont" style:family="text">
      <style:text-properties style:font-name="Arial" style:font-name-complex="Arial" fo:color="#000000" fo:background-color="#E8F2FE"/>
    </style:style>
    <style:style style:name="T83" style:parent-style-name="DefaultParagraphFont" style:family="text">
      <style:text-properties style:font-name="Arial" style:font-name-complex="Arial" fo:color="#2A00FF" fo:background-color="#E8F2F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style:font-name-complex="Arial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style:font-name-complex="Aria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style:font-name-complex="Arial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Arial" style:font-name-complex="Arial" fo:color="#2A00FF" fo:background-color="#E8F2FE"/>
    </style:style>
    <style:style style:name="T93" style:parent-style-name="DefaultParagraphFont" style:family="text">
      <style:text-properties style:font-name="Arial" style:font-name-complex="Arial" fo:color="#000000" fo:background-color="#E8F2FE"/>
    </style:style>
    <style:style style:name="T94" style:parent-style-name="DefaultParagraphFont" style:family="text">
      <style:text-properties style:font-name="Arial" style:font-name-complex="Arial" fo:color="#2A00FF" fo:background-color="#E8F2FE"/>
    </style:style>
    <style:style style:name="T95" style:parent-style-name="DefaultParagraphFont" style:family="text">
      <style:text-properties style:font-name="Arial" style:font-name-complex="Arial" fo:color="#000000" fo:background-color="#E8F2FE"/>
    </style:style>
    <style:style style:name="T96" style:parent-style-name="DefaultParagraphFont" style:family="text">
      <style:text-properties style:font-name="Arial" style:font-name-complex="Arial" fo:color="#2A00FF" fo:background-color="#E8F2F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Arial" style:font-name-complex="Arial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 style:font-name-complex="Aria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" style:font-name-complex="Arial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style:font-name-complex="Arial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style:font-name-complex="Arial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style:font-name-complex="Arial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style:font-name-complex="Arial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style:font-name-complex="Arial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style:font-name-complex="Arial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style:font-name-complex="Arial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 style:font-name-complex="Arial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style:font-name-complex="Aria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style:font-name-complex="Aria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style:font-name-complex="Aria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style:font-name-complex="Aria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style:font-name-complex="Arial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style:font-name-complex="Arial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style:font-name-complex="Arial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style:font-name-complex="Arial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style:font-name-complex="Arial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style:font-name-complex="Arial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style:font-name-complex="Arial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style:font-name-complex="Arial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style:font-name-complex="Arial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style:font-name-complex="Arial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style:font-name-complex="Arial"/>
    </style:style>
  </office:automatic-styles>
  <office:body>
    <office:text text:use-soft-page-breaks="true">
      <text:p text:style-name="P1">Test pla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escription<text:tab/></text:p>
          </table:table-cell>
          <table:table-cell table:style-name="TableCell10">
            <text:p text:style-name="P11">Input<text:tab/></text:p>
          </table:table-cell>
          <table:table-cell table:style-name="TableCell12">
            <text:p text:style-name="P13">Output</text:p>
          </table:table-cell>
          <table:table-cell table:style-name="TableCell14">
            <text:p text:style-name="P15">Worked</text:p>
          </table:table-cell>
        </table:table-row>
        <table:table-row table:style-name="TableRow16">
          <table:table-cell table:style-name="TableCell17">
            <text:p text:style-name="P18">Translate a word<text:s/>that is in the dictionary</text:p>
          </table:table-cell>
          <table:table-cell table:style-name="TableCell19">
            <text:p text:style-name="P20">Hello</text:p>
          </table:table-cell>
          <table:table-cell table:style-name="TableCell21">
            <text:p text:style-name="P22">Hallo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ranslate a word<text:s/>that is not in the dictionary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ranslate a file de-en</text:p>
          </table:table-cell>
          <table:table-cell table:style-name="TableCell37">
            <text:p text:style-name="Standard"><text:span text:style-name="T38">"Rotkäppchen.txt"</text:span><text:span text:style-name="T39">,<text:s/></text:span><text:span text:style-name="T40">"Rotkäppchen_en.txt"</text:span><text:span text:style-name="T41">,<text:s/></text:span><text:span text:style-name="T42">"de-en"</text:span></text:p>
          </table:table-cell>
          <table:table-cell table:style-name="TableCell43">
            <text:p text:style-name="Standard"><text:span text:style-name="T44">No Exception, created file <text:s/></text:span><text:span text:style-name="T45">Rotkäppchen_en.txt</text:span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Translate a file en-de</text:p>
          </table:table-cell>
          <table:table-cell table:style-name="TableCell51">
            <text:p text:style-name="Standard"><text:span text:style-name="T52">"rock_climbing_explained.txt"</text:span><text:span text:style-name="T53">,<text:s/></text:span><text:span text:style-name="T54">"rock_climbing_explained_de.txt"</text:span><text:span text:style-name="T55">,<text:s/></text:span><text:span text:style-name="T56">"en-de"</text:span></text:p>
          </table:table-cell>
          <table:table-cell table:style-name="TableCell57">
            <text:p text:style-name="Standard"><text:span text:style-name="T58">No Exception, created file <text:s/></text:span><text:span text:style-name="T59"><text:s/>rock_climbing_explained_de.txt</text:span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Translate a file that cannot be found</text:p>
          </table:table-cell>
          <table:table-cell table:style-name="TableCell65">
            <text:p text:style-name="Standard"><text:span text:style-name="T66">"not_existing_file.txt"</text:span><text:span text:style-name="T67">,<text:s/></text:span><text:span text:style-name="T68">"output.txt"</text:span><text:span text:style-name="T69">,<text:s/></text:span><text:span text:style-name="T70">"en-de"</text:span></text:p>
          </table:table-cell>
          <table:table-cell table:style-name="TableCell71">
            <text:p text:style-name="P72">Throw an Exception with message file not found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Not specifying an output file</text:p>
          </table:table-cell>
          <table:table-cell table:style-name="TableCell78">
            <text:p text:style-name="Standard"><text:span text:style-name="T79">"rock_climbing_explained.txt"</text:span><text:span text:style-name="T80">,<text:s/></text:span><text:span text:style-name="T81">""</text:span><text:span text:style-name="T82">,<text:s/></text:span><text:span text:style-name="T83">"en-de"</text:span></text:p>
          </table:table-cell>
          <table:table-cell table:style-name="TableCell84">
            <text:p text:style-name="P85">Throw an Exception with message output file must not be empty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Wrong direction code</text:p>
          </table:table-cell>
          <table:table-cell table:style-name="TableCell91">
            <text:p text:style-name="Standard"><text:span text:style-name="T92">"rock_climbing_explained.txt"</text:span><text:span text:style-name="T93">,<text:s/></text:span><text:span text:style-name="T94">"rock_climbing_explained_de.txt"</text:span><text:span text:style-name="T95">,<text:s/></text:span><text:span text:style-name="T96">"german - english"</text:span></text:p>
          </table:table-cell>
          <table:table-cell table:style-name="TableCell97">
            <text:p text:style-name="P98">Exception message: direction invalid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Add a word not in the dictionary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dd a word already in the dictionary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nagiotisJones</dc:creator>
    <meta:creation-date>2019-03-26T10:19:00Z</meta:creation-date>
    <dc:date>2019-03-26T17:36:00Z</dc:date>
    <meta:template xlink:href="Normal.dotm" xlink:type="simple"/>
    <meta:editing-cycles>3</meta:editing-cycles>
    <meta:editing-duration>PT7200S</meta:editing-duration>
    <meta:document-statistic meta:page-count="1" meta:paragraph-count="1" meta:word-count="141" meta:character-count="945" meta:row-count="6" meta:non-whitespace-character-count="805"/>
  </office:meta>
</office:document-meta>
</file>